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66d" officeooo:paragraph-rsid="000a5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09:55.111910232</meta:creation-date>
    <dc:date>2021-04-11T15:10:09.05117926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6.2$Linux_X86_64 LibreOffice_project/40$Build-2</meta:generator>
  </office:meta>
</office:document-meta>
</file>